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1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orem ipsum dolor sit amet, consectetur adipiscing elit. Maecenas et massa ipsum. Nullam laoreet volutpat ornare. In id lobortis tortor. Donec convallis ligula lorem, in consectetur lectus congue 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3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30T18:12:31.902097649</dc:date>
    <meta:editing-duration>PT4M23S</meta:editing-duration>
    <meta:editing-cycles>6</meta:editing-cycles>
    <meta:generator>Collabora_Office/6.4.10.32$Linux_X86_64 LibreOffice_project/795005f210e74bf04be798609ca1d4d93be74061</meta:generator>
    <meta:document-statistic meta:object-count="33"/>
  </office:meta>
</office:document-meta>
</file>